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Lucida Sans1" svg:font-family="'Lucida Sans'" style:font-family-generic="swiss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acc3" officeooo:paragraph-rsid="001bacc3"/>
    </style:style>
    <style:style style:name="P2" style:family="paragraph" style:parent-style-name="Standard">
      <style:text-properties fo:color="#fdfdfd" style:font-name="Alef" fo:font-size="96pt" officeooo:rsid="001e3b05" officeooo:paragraph-rsid="001e3b05" fo:background-color="#69c4ee" style:font-size-asian="96pt" style:font-size-complex="96pt"/>
    </style:style>
    <style:style style:name="P3" style:family="paragraph" style:parent-style-name="Standard">
      <style:text-properties officeooo:rsid="001bacc3" officeooo:paragraph-rsid="001bacc3"/>
    </style:style>
    <style:style style:name="P4" style:family="paragraph" style:parent-style-name="Standard">
      <style:text-properties officeooo:rsid="001bacc3" officeooo:paragraph-rsid="0024a935"/>
    </style:style>
    <style:style style:name="P5" style:family="paragraph" style:parent-style-name="Standard">
      <style:text-properties officeooo:paragraph-rsid="002578f3"/>
    </style:style>
    <style:style style:name="T1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style:font-name="apple-system" fo:font-size="10.5pt" fo:letter-spacing="normal" fo:font-style="normal" fo:font-weight="normal" officeooo:rsid="0024a935"/>
    </style:style>
    <style:style style:name="T3" style:family="text">
      <style:text-properties fo:font-variant="normal" fo:text-transform="none" style:font-name="apple-system" fo:font-size="10.5pt" fo:letter-spacing="normal" fo:font-style="normal" fo:font-weight="normal" officeooo:rsid="001d7b0a"/>
    </style:style>
    <style:style style:name="T4" style:family="text">
      <style:text-properties fo:font-variant="normal" fo:text-transform="none" style:font-name="apple-system" fo:font-size="10.5pt" fo:letter-spacing="normal" fo:font-style="normal" fo:font-weight="normal" officeooo:rsid="00214539"/>
    </style:style>
    <style:style style:name="T5" style:family="text">
      <style:text-properties fo:font-variant="normal" fo:text-transform="none" style:font-name="apple-system" fo:font-size="10.5pt" fo:letter-spacing="normal" fo:font-style="normal" fo:font-weight="normal" officeooo:rsid="0024d81b"/>
    </style:style>
    <style:style style:name="T6" style:family="text">
      <style:text-properties fo:font-variant="normal" fo:text-transform="none" style:font-name="apple-system" fo:font-size="10.5pt" fo:letter-spacing="normal" fo:font-style="normal" fo:font-weight="normal" officeooo:rsid="002578f3"/>
    </style:style>
    <style:style style:name="T7" style:family="text">
      <style:text-properties fo:font-variant="normal" fo:text-transform="none" style:font-name="apple-system" fo:font-size="10.5pt" fo:letter-spacing="normal" fo:font-style="normal" fo:font-weight="normal" officeooo:rsid="001bacc3"/>
    </style:style>
    <style:style style:name="T8" style:family="text">
      <style:text-properties officeooo:rsid="002578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"><text:span text:style-name="T1">I remember the excitement I felt as a kid hearing the dial-tone followed by those weird, screeching sounds, and then, suddenly, I was connected to a Library half-way across the world... although it wasn't always so "sudden". Technology has changed our world in more ways than we know. I LOVE being apart of that! In college, I used technology to compose and produce music. From writing software that mapped my voice in real-time to a piano keyboard, to creating a GUI for other musicians to do the same, I felt like a wizard!</text:span></text:p>
      <text:p text:style-name="P4"><text:span text:style-name="T1"/></text:p>
      <text:p text:style-name="P4"><text:span text:style-name="T1">I’ve always enjoyed a good puzzle </text:span><text:span text:style-name="T5">or</text:span><text:span text:style-name="T1"> a tricky problem that needs to be solved. </text:span><text:span text:style-name="T3">While working remotely, </text:span><text:span text:style-name="T1">I often sit down at the piano and play a Beethoven sonata, or maybe an old church hymn, or a show tune to something like La La Land. <text:s/>Whatever the flavor, it helps me imagine new and better solutions </text:span><text:span text:style-name="T4">to those tricky problem </text:span><text:span text:style-name="T1">and helps my team ship a better product.</text:span><text:line-break/><text:line-break/><text:span text:style-name="T1">As a full-stack developer my primary work now includes building/improving apps and APIs using JavaScript, React, Redux, Node, Python, Django, </text:span><text:span text:style-name="T5">etc</text:span><text:span text:style-name="T1">. Not long ago, I learned a whole new data visualization library to improve an app my team was building. I love learning new tech, and building apps is a great way to do it. I recently enjoyed building a game that included both </text:span><text:span text:style-name="T2">depth-first</text:span><text:span text:style-name="T1"> and </text:span><text:span text:style-name="T2">breadth-first</text:span><text:span text:style-name="T1"> graph traversals to automate player moves. Whether it is building a social network </text:span><text:span text:style-name="T2">with Python</text:span><text:span text:style-name="T1"> or a </text:span><text:span text:style-name="T2">simple </text:span><text:span text:style-name="T1">drumkit app </text:span><text:span text:style-name="T2">in vanilla JavaScript</text:span><text:span text:style-name="T1">, I am thrilled to be back in the world of tech - writing software, building apps, changing our world.</text:span> </text:p>
      <text:p text:style-name="P1"/>
      <text:p text:style-name="P5"><text:span text:style-name="T7">I’ve always enjoyed a good puzzle </text:span><text:span text:style-name="T5">or</text:span><text:span text:style-name="T7"> a tricky problem that needs to be solved. </text:span><text:span text:style-name="T3">While working remotely </text:span><text:span text:style-name="T6">as a full-stack developer, I get to have fun solving those puzzles with tools like JavaScript, </text:span><text:span text:style-name="T7">React, Redux, Node, Python, Django, </text:span><text:span text:style-name="T5">etc</text:span><text:span text:style-name="T7">. <text:s/></text:span><text:span text:style-name="T6">Sometimes I will </text:span><text:span text:style-name="T7">sit down at the piano and play a Beethoven sonata, or maybe an old church hymn, or a show tune to something like La La Land. <text:s text:c="2"/></text:span><text:span text:style-name="T6">I</text:span><text:span text:style-name="T7">t helps me imagine new and better solutions </text:span><text:span text:style-name="T4">to those tricky p</text:span><text:span text:style-name="T6">uzzles</text:span><text:span text:style-name="T4"> </text:span><text:span text:style-name="T7">and helps my team ship a better product.</text:span><text:span text:style-name="T6"> </text:span></text:p>
      <text:p text:style-name="P1"/>
      <text:p text:style-name="P1"/>
      <text:p text:style-name="P2">J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Lucida Sans1" svg:font-family="'Lucida Sans'" style:font-family-generic="swiss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5T18:28:50.835000000</meta:creation-date>
    <dc:date>2020-02-28T03:19:44.519000000</dc:date>
    <meta:editing-duration>PT14H26M39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4" meta:word-count="361" meta:character-count="2035" meta:non-whitespace-character-count="1671"/>
  </office:meta>
</office:document-meta>
</file>